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66cc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Fogl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number-columns-repeated="2" table:default-cell-style-name="ce33"/>
        <table:table-column table:style-name="co3" table:default-cell-style-name="ce48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33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33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37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open (micro Fc_a)</text:p>
          </table:table-cell>
          <table:table-cell table:style-name="ce39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massa _tetto</text:p>
          </table:table-cell>
          <table:table-cell table:style-name="ce40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closed (micro FC_c)</text:p>
          </table:table-cell>
          <table:table-cell table:style-name="ce39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6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roof_open</text:p>
          </table:table-cell>
          <table:table-cell table:style-name="ce39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 encoder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curtains_verify_open_E</text:p>
          </table:table-cell>
          <table:table-cell table:style-name="ce39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/>
          <table:table-cell office:value-type="string" calcext:value-type="string">
            <text:p>panel flat</text:p>
          </table:table-cell>
          <table:table-cell table:style-name="ce41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 switch</text:p>
          </table:table-cell>
          <table:table-cell table:style-name="ce41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6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ht_dome</text:p>
          </table:table-cell>
          <table:table-cell table:style-name="ce41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7" office:value-type="string" calcext:value-type="string">
            <text:p>GPIO8</text:p>
          </table:table-cell>
          <table:table-cell office:value-type="string" calcext:value-type="string">
            <text:p>auxilia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a_MotorE</text:p>
          </table:table-cell>
          <table:table-cell table:style-name="ce40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7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/>
          <table:table-cell table:style-name="ce33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curtains_verify_open_W</text:p>
          </table:table-cell>
          <table:table-cell table:style-name="ce39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curtains_verify_closed_W</text:p>
          </table:table-cell>
          <table:table-cell table:style-name="ce39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6" office:value-type="string" calcext:value-type="string">
            <text:p>GPIO12</text:p>
          </table:table-cell>
          <table:table-cell office:value-type="string" calcext:value-type="string">
            <text:p>curtains_verify_closed_E</text:p>
          </table:table-cell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MotorE_B</text:p>
          </table:table-cell>
          <table:table-cell table:style-name="ce39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4" office:value-type="string" calcext:value-type="string">
            <text:p>GND</text:p>
          </table:table-cell>
          <table:table-cell office:value-type="string" calcext:value-type="string">
            <text:p>massa_MotorW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33" office:value-type="string" calcext:value-type="string">
            <text:p>MotorE_E</text:p>
          </table:table-cell>
          <table:table-cell table:style-name="ce39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6" office:value-type="string" calcext:value-type="string">
            <text:p>GPIO16</text:p>
          </table:table-cell>
          <table:table-cell table:style-name="ce33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33" office:value-type="string" calcext:value-type="string">
            <text:p>MotorE_A</text:p>
          </table:table-cell>
          <table:table-cell table:style-name="ce39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6" office:value-type="string" calcext:value-type="string">
            <text:p>GPIO20</text:p>
          </table:table-cell>
          <table:table-cell table:style-name="ce33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GPIO21</text:p>
          </table:table-cell>
          <table:table-cell table:style-name="ce33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0:44:42.2087878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niero Albanesi</meta:initial-creator>
    <meta:creation-date>2019-01-21T11:10:13.110460527</meta:creation-date>
    <dc:date>2020-07-28T14:26:59.811204399</dc:date>
    <meta:editing-duration>P4DT20H14M</meta:editing-duration>
    <meta:editing-cycles>16</meta:editing-cycles>
    <meta:generator>LibreOffice/6.4.2.2$Linux_X86_64 LibreOffice_project/40$Build-2</meta:generator>
    <meta:document-statistic meta:table-count="1" meta:cell-count="110" meta:object-count="0"/>
  </office:meta>
</office:document-meta>
</file>